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591cm"/>
    </style:style>
    <style:style style:name="pr3" style:family="presentation" style:parent-style-name="Padrão-title">
      <style:graphic-properties fo:min-height="0.63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0.535cm"/>
    </style:style>
    <style:style style:name="pr9" style:family="presentation" style:parent-style-name="Padrão-title">
      <style:graphic-properties fo:min-height="1.273cm"/>
    </style:style>
    <style:style style:name="pr10" style:family="presentation" style:parent-style-name="Padrão-title">
      <style:graphic-properties fo:min-height="0.954cm"/>
    </style:style>
    <style:style style:name="pr1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6pt"/>
    </style:style>
    <style:style style:name="P8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cm" svg:y="11.18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06cm" svg:y1="12.918cm" svg:x2="13cm" svg:y2="12.1cm">
          <text:p/>
        </draw:line>
        <draw:custom-shape draw:style-name="gr1" draw:text-style-name="P2" xml:id="id2" draw:id="id2" draw:layer="layout" svg:width="1.21cm" svg:height="1.093cm" svg:x="12.98cm" svg:y="4.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1.2cm" svg:y="13.04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591cm" svg:x="14.3cm" svg:y="10.981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;</text:span><text:span text:style-name="T3"><text:line-break/></text:span><text:span text:style-name="T3">cktimer ← 0</text:span><text:span text:style-name="T4">;</text:span></text:p>
          </draw:text-box>
        </draw:frame>
        <draw:frame presentation:style-name="pr3" draw:text-style-name="P6" draw:layer="layout" svg:width="2.193cm" svg:height="0.637cm" svg:x="13.907cm" svg:y="5.835cm" presentation:class="title" presentation:user-transformed="true">
          <draw:text-box>
            <text:p text:style-name="P5"><text:span text:style-name="T5">time </text:span><text:span text:style-name="T3">← time + 1;</text:span><text:span text:style-name="T3"><text:line-break/></text:span><text:span text:style-name="T3">cktimer ← 0;</text:span></text:p>
          </draw:text-box>
        </draw:frame>
        <draw:custom-shape draw:style-name="gr1" draw:text-style-name="P2" xml:id="id1" draw:id="id1" draw:layer="layout" svg:width="1.21cm" svg:height="1.093cm" svg:x="12.99cm" svg:y="8.0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1cm" svg:y="6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2.99cm" svg:y1="8.554cm" svg:x2="12.98cm" svg:y2="5.447cm" draw:start-shape="id1" draw:start-glue-point="6" draw:end-shape="id2" draw:end-glue-point="6" svg:d="M12990 8554c-493 0-488-3107-10-3107" svg:viewBox="0 0 370 3108">
          <text:p/>
        </draw:connector>
        <draw:frame presentation:style-name="pr4" draw:text-style-name="P6" draw:layer="layout" svg:width="1.4cm" svg:height="0.386cm" svg:x="15cm" svg:y="5.1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draw:line-skew="0.094cm" svg:x1="16.705cm" svg:y1="7.093cm" svg:x2="13.595cm" svg:y2="9.1cm" draw:start-shape="id3" draw:start-glue-point="8" draw:end-shape="id1" draw:end-glue-point="8" svg:d="M16705 7093c0 3903-3110 2899-3110 2007" svg:viewBox="0 0 3111 2823">
          <text:p/>
        </draw:connector>
        <draw:custom-shape draw:style-name="gr1" draw:text-style-name="P2" xml:id="id4" draw:id="id4" draw:layer="layout" svg:width="1.21cm" svg:height="1.093cm" svg:x="18.69cm" svg:y="7.2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013cm" svg:y1="5.06cm" svg:x2="19.295cm" svg:y2="7.2cm" draw:start-shape="id2" draw:start-glue-point="11" draw:end-shape="id4" draw:end-glue-point="4" svg:d="M14013 5060c0-126 5282-1196 5282 2140" svg:viewBox="0 0 5283 2403">
          <text:p/>
        </draw:connector>
        <draw:frame presentation:style-name="pr5" draw:text-style-name="P6" draw:layer="layout" svg:width="1.4cm" svg:height="0.505cm" svg:x="16.3cm" svg:y="4.3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3" draw:text-style-name="P6" draw:layer="layout" svg:width="2.21cm" svg:height="0.637cm" svg:x="17.39cm" svg:y="6.167cm" presentation:class="title" presentation:user-transformed="true">
          <draw:text-box>
            <text:p text:style-name="P5"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569cm" svg:x1="19.295cm" svg:y1="8.293cm" svg:x2="13.595cm" svg:y2="9.1cm" draw:start-shape="id4" draw:start-glue-point="8" draw:end-shape="id1" draw:end-glue-point="8" svg:d="M19295 8293c0 2815-5700 2412-5700 807" svg:viewBox="0 0 5701 2065">
          <text:p/>
        </draw:connector>
        <draw:custom-shape draw:style-name="gr1" draw:text-style-name="P2" xml:id="id5" draw:id="id5" draw:layer="layout" svg:width="1.21cm" svg:height="1.093cm" svg:x="21.4cm" svg:y="8.1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585cm" svg:y1="5.993cm" svg:x2="13.595cm" svg:y2="8.007cm" draw:start-shape="id2" draw:start-glue-point="8" draw:end-shape="id1" draw:end-glue-point="4" svg:d="M13585 5993c0 1510 10 504 10 2014" svg:viewBox="0 0 11 2015">
          <text:p/>
        </draw:connector>
        <draw:connector draw:style-name="gr2" draw:text-style-name="P3" draw:layer="layout" draw:type="curve" svg:x1="14.19cm" svg:y1="5.447cm" svg:x2="16.277cm" svg:y2="6.16cm" draw:start-shape="id2" draw:start-glue-point="10" draw:end-shape="id3" draw:end-glue-point="5" svg:d="M14190 5447c1392 0 2087 237 2087 713" svg:viewBox="0 0 2088 714">
          <text:p/>
        </draw:connector>
        <draw:frame presentation:style-name="pr3" draw:text-style-name="P6" draw:layer="layout" svg:width="2.21cm" svg:height="0.637cm" svg:x="19.99cm" svg:y="7.4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013cm" svg:y1="5.06cm" svg:x2="22.005cm" svg:y2="8.163cm" draw:start-shape="id2" draw:start-glue-point="11" draw:end-shape="id5" draw:end-glue-point="4" svg:d="M14013 5060c0-1089 7992-2640 7992 3103" svg:viewBox="0 0 7993 4149">
          <text:p/>
        </draw:connector>
        <draw:frame presentation:style-name="pr6" draw:text-style-name="P6" draw:layer="layout" svg:width="1.51cm" svg:height="0.4cm" svg:x="22.69cm" svg:y="8.5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955cm" svg:x="10.7cm" svg:y="4.522cm" presentation:class="title" presentation:user-transformed="true">
          <draw:text-box>
            <text:p text:style-name="P5"><text:span text:style-name="T5">(time = 50) v </text:span><text:span text:style-name="T5"><text:line-break/></text:span><text:span text:style-name="T5">(time = 105) v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005cm" svg:y1="9.256cm" svg:x2="13.595cm" svg:y2="9.1cm" draw:start-shape="id5" draw:start-glue-point="8" draw:end-shape="id1" draw:end-glue-point="8" svg:d="M22005 9256c0 2280-8410 2358-8410-156" svg:viewBox="0 0 8411 1877">
          <text:p/>
        </draw:connector>
        <draw:custom-shape draw:style-name="gr1" draw:text-style-name="P2" xml:id="id6" draw:id="id6" draw:layer="layout" svg:width="1.21cm" svg:height="1.093cm" svg:x="9.601cm" svg:y="6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6.891cm" svg:y="6.9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06cm" svg:y1="7.093cm" svg:x2="13.595cm" svg:y2="9.1cm" draw:start-shape="id6" draw:start-glue-point="8" draw:end-shape="id1" draw:end-glue-point="8" svg:d="M10206 7093c0 3762 3389 2758 3389 2007" svg:viewBox="0 0 3390 2719">
          <text:p/>
        </draw:connector>
        <draw:connector draw:style-name="gr2" draw:text-style-name="P3" draw:layer="layout" draw:type="curve" draw:line-skew="0.522cm" svg:x1="7.496cm" svg:y1="7.993cm" svg:x2="13.595cm" svg:y2="9.1cm" draw:start-shape="id7" draw:start-glue-point="8" draw:end-shape="id1" draw:end-glue-point="8" svg:d="M7496 7993c0 3195 6099 2641 6099 1107" svg:viewBox="0 0 6100 2334">
          <text:p/>
        </draw:connector>
        <draw:connector draw:style-name="gr2" draw:text-style-name="P3" draw:layer="layout" draw:type="curve" svg:x1="12.98cm" svg:y1="5.447cm" svg:x2="10.634cm" svg:y2="6.16cm" draw:start-shape="id2" draw:start-glue-point="6" draw:end-shape="id6" draw:end-glue-point="11" svg:d="M12980 5447c-1564 0-2346 237-2346 713" svg:viewBox="0 0 2347 714">
          <text:p/>
        </draw:connector>
        <draw:connector draw:style-name="gr2" draw:text-style-name="P3" draw:layer="layout" draw:type="curve" draw:line-skew="-0.046cm" svg:x1="13.157cm" svg:y1="5.06cm" svg:x2="7.496cm" svg:y2="6.9cm" draw:start-shape="id2" draw:start-glue-point="5" draw:end-shape="id7" svg:d="M13157 5060c0-1062-5661-1982-5661 1840" svg:viewBox="0 0 5662 2769">
          <text:p/>
        </draw:connector>
        <draw:frame presentation:style-name="pr7" draw:text-style-name="P6" draw:layer="layout" svg:width="1.589cm" svg:height="0.955cm" svg:x="10.911cm" svg:y="6.1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8" draw:text-style-name="P6" draw:layer="layout" svg:width="1.6cm" svg:height="0.535cm" svg:x="9cm" svg:y="3.6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3" draw:text-style-name="P6" draw:layer="layout" svg:width="2.016cm" svg:height="0.637cm" svg:x="8.09cm" svg:y="7.1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8" draw:text-style-name="P6" draw:layer="layout" svg:width="1.6cm" svg:height="0.535cm" svg:x="17.8cm" svg:y="3.4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4.701cm" svg:y="8.4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157cm" svg:y1="5.06cm" svg:x2="5.306cm" svg:y2="8.463cm" draw:start-shape="id2" draw:start-glue-point="5" draw:end-shape="id8" draw:end-glue-point="4" svg:d="M13157 5060c0-1905-7851-3606-7851 3403" svg:viewBox="0 0 7852 5077">
          <text:p/>
        </draw:connector>
        <draw:frame presentation:style-name="pr8" draw:text-style-name="P6" draw:layer="layout" svg:width="1.6cm" svg:height="0.535cm" svg:x="9cm" svg:y="2.8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5.306cm" svg:y1="9.556cm" svg:x2="13.595cm" svg:y2="9.1cm" draw:start-shape="id8" draw:start-glue-point="8" draw:end-shape="id1" draw:end-glue-point="8" svg:d="M5306 9556c0 1620 8289 1848 8289-456" svg:viewBox="0 0 8290 1702">
          <text:p/>
        </draw:connector>
        <draw:frame presentation:style-name="pr9" draw:text-style-name="P6" draw:layer="layout" svg:width="2.016cm" svg:height="1.273cm" svg:x="5.984cm" svg:y="8.482cm" presentation:class="title" presentation:user-transformed="true">
          <draw:text-box>
            <text:p text:style-name="P5"><text:span text:style-name="T5">NS </text:span><text:span text:style-name="T3">← green;</text:span><text:span text:style-name="T3"><text:line-break/></text:span><text:span text:style-name="T3">P ← red;</text:span><text:span text:style-name="T5"><text:line-break/></text:span><text:span text:style-name="T5">time </text:span><text:span text:style-name="T3">← 0;</text:span><text:span text:style-name="T3"><text:line-break/></text:span><text:span text:style-name="T3">cktimer ← 0;</text:span></text:p>
          </draw:text-box>
        </draw:frame>
        <draw:line draw:style-name="gr2" draw:text-style-name="P3" draw:layer="layout" svg:x1="13.6cm" svg:y1="11.183cm" svg:x2="13.595cm" svg:y2="9.1cm">
          <text:p/>
        </draw:line>
        <draw:frame presentation:style-name="pr3" draw:text-style-name="P6" draw:layer="layout" svg:width="1.7cm" svg:height="0.637cm" svg:x="11.6cm" svg:y="8.463cm" presentation:class="title" presentation:user-transformed="true">
          <draw:text-box>
            <text:p text:style-name="P5"><text:span text:style-name="T5">cktimer </text:span><text:span text:style-name="T3">← </text:span><text:span text:style-name="T5">cktimer </text:span><text:span text:style-name="T3">+ 1;</text:span></text:p>
          </draw:text-box>
        </draw:frame>
        <draw:connector draw:style-name="gr2" draw:text-style-name="P3" draw:layer="layout" draw:type="curve" draw:line-skew="0.343cm" svg:x1="14.023cm" svg:y1="8.167cm" svg:x2="14.2cm" svg:y2="8.554cm" draw:start-shape="id1" draw:start-glue-point="11" draw:end-shape="id1" draw:end-glue-point="10" svg:d="M14023 8167c0-478 340-399 572-183s358 570-395 570" svg:viewBox="0 0 752 741">
          <text:p/>
        </draw:connector>
        <draw:frame presentation:style-name="pr10" draw:text-style-name="P7" draw:layer="layout" svg:width="1.7cm" svg:height="0.954cm" svg:x="13.7cm" svg:y="6.5cm" presentation:class="title" presentation:user-transformed="true">
          <draw:text-box>
            <text:p text:style-name="P5"><text:span text:style-name="T6">time != 45 v 50 v 55 v 100 v 105 v 110 v 135 v 140;</text:span></text:p>
          </draw:text-box>
        </draw:frame>
        <draw:frame presentation:style-name="pr10" draw:text-style-name="P7" draw:layer="layout" svg:width="2cm" svg:height="0.954cm" svg:x="10.721cm" svg:y="7.2cm" presentation:class="title" presentation:user-transformed="true">
          <draw:text-box>
            <text:p text:style-name="P5"><text:span text:style-name="T6">cktimer = 500000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6T16:28:34.387692920</dc:date>
    <meta:editing-duration>PT1H4M58S</meta:editing-duration>
    <meta:editing-cycles>16</meta:editing-cycles>
    <meta:generator>LibreOffice/6.0.6.2$Linux_X86_64 LibreOffice_project/00m0$Build-2</meta:generator>
    <meta:document-statistic meta:object-count="67"/>
  </office:meta>
</office:document-meta>
</file>